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62.78mm"/>
    </style:style>
    <style:style style:name="co3" style:family="table-column">
      <style:table-column-properties fo:break-before="auto" style:column-width="58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21"/>
    <style:style style:name="ce2" style:family="table-cell" style:parent-style-name="Default" style:data-style-name="N20121">
      <style:table-cell-properties fo:background-color="transparent" style:rotation-align="none"/>
    </style:style>
    <style:style style:name="ce3" style:family="table-cell" style:parent-style-name="Default" style:data-style-name="N20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0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012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2012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6" table:default-cell-style-name="ce1"/>
        <table:table-column table:style-name="co4" table:number-columns-repeated="990" table:default-cell-style-name="ce1"/>
        <table:table-row table:style-name="ro1">
          <table:table-cell/>
          <table:table-cell table:style-name="ce3" office:value-type="string" calcext:value-type="string">
            <text:p>S104</text:p>
          </table:table-cell>
          <table:table-cell table:style-name="ce3" office:value-type="string" calcext:value-type="string">
            <text:p>S110</text:p>
          </table:table-cell>
          <table:table-cell table:style-name="ce3" office:value-type="string" calcext:value-type="string">
            <text:p>S120</text:p>
          </table:table-cell>
          <table:table-cell table:style-name="ce3" office:value-type="string" calcext:value-type="string">
            <text:p>S122</text:p>
          </table:table-cell>
          <table:table-cell table:style-name="ce3" office:value-type="string" calcext:value-type="string">
            <text:p>S57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W31</text:p>
          </table:table-cell>
          <table:table-cell table:style-name="ce3" office:value-type="string" calcext:value-type="string">
            <text:p>S106</text:p>
          </table:table-cell>
          <table:table-cell table:style-name="ce3" office:value-type="string" calcext:value-type="string">
            <text:p>S108</text:p>
          </table:table-cell>
          <table:table-cell table:style-name="ce3" office:value-type="string" calcext:value-type="string">
            <text:p>S114</text:p>
          </table:table-cell>
          <table:table-cell table:style-name="ce3" office:value-type="string" calcext:value-type="string">
            <text:p>S116</text:p>
          </table:table-cell>
          <table:table-cell table:style-name="ce3" office:value-type="string" calcext:value-type="string">
            <text:p>S124</text:p>
          </table:table-cell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41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6</text:p>
          </table:table-cell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office:value-type="string" calcext:value-type="string">
            <text:p>S9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eptides</text:p>
          </table:table-cell>
          <table:table-cell table:number-columns-repeated="8" table:style-name="ce4" office:value-type="string" calcext:value-type="string">
            <text:p>N0</text:p>
          </table:table-cell>
          <table:table-cell table:number-columns-repeated="19" table:style-name="ce6" office:value-type="string" calcext:value-type="string">
            <text:p>N+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Pep1</text:p>
          </table:table-cell>
          <table:table-cell table:style-name="ce2" office:value-type="float" office:value="0.00103333333333333" calcext:value-type="float">
            <text:p>0.00103333333333333000</text:p>
          </table:table-cell>
          <table:table-cell table:style-name="ce2" office:value-type="float" office:value="0.00133333333333333" calcext:value-type="float">
            <text:p>0.00133333333333333000</text:p>
          </table:table-cell>
          <table:table-cell table:style-name="ce2" office:value-type="float" office:value="0.00243333333333333" calcext:value-type="float">
            <text:p>0.00243333333333333000</text:p>
          </table:table-cell>
          <table:table-cell table:style-name="ce2" office:value-type="float" office:value="0.0007" calcext:value-type="float">
            <text:p>0.00070000000000000000</text:p>
          </table:table-cell>
          <table:table-cell table:style-name="ce2" office:value-type="float" office:value="0.000466666666666667" calcext:value-type="float">
            <text:p>0.000466666666666667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0666666666666667" calcext:value-type="float">
            <text:p>0.00066666666666666700</text:p>
          </table:table-cell>
          <table:table-cell table:style-name="ce2" office:value-type="float" office:value="0.000966666666666667" calcext:value-type="float">
            <text:p>0.000966666666666667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0766666666666667" calcext:value-type="float">
            <text:p>0.00076666666666666700</text:p>
          </table:table-cell>
          <table:table-cell table:style-name="ce2" office:value-type="float" office:value="0.000733333333333333" calcext:value-type="float">
            <text:p>0.00073333333333333300</text:p>
          </table:table-cell>
          <table:table-cell table:style-name="ce2" office:value-type="float" office:value="0.000833333333333333" calcext:value-type="float">
            <text:p>0.00083333333333333300</text:p>
          </table:table-cell>
          <table:table-cell table:style-name="ce2" office:value-type="float" office:value="0.000733333333333333" calcext:value-type="float">
            <text:p>0.00073333333333333300</text:p>
          </table:table-cell>
          <table:table-cell table:style-name="ce2" office:value-type="float" office:value="0.000633333333333333" calcext:value-type="float">
            <text:p>0.00063333333333333300</text:p>
          </table:table-cell>
          <table:table-cell table:style-name="ce2" office:value-type="float" office:value="0.000766666666666667" calcext:value-type="float">
            <text:p>0.00076666666666666700</text:p>
          </table:table-cell>
          <table:table-cell table:style-name="ce2" office:value-type="float" office:value="0.000566666666666667" calcext:value-type="float">
            <text:p>0.00056666666666666700</text:p>
          </table:table-cell>
          <table:table-cell table:style-name="ce2" office:value-type="float" office:value="0.000833333333333333" calcext:value-type="float">
            <text:p>0.00083333333333333300</text:p>
          </table:table-cell>
          <table:table-cell table:style-name="ce2" office:value-type="float" office:value="0.0009" calcext:value-type="float">
            <text:p>0.00090000000000000000</text:p>
          </table:table-cell>
          <table:table-cell table:style-name="ce2" office:value-type="float" office:value="0.0007" calcext:value-type="float">
            <text:p>0.00070000000000000000</text:p>
          </table:table-cell>
          <table:table-cell table:style-name="ce2" office:value-type="float" office:value="0.000766666666666667" calcext:value-type="float">
            <text:p>0.00076666666666666700</text:p>
          </table:table-cell>
          <table:table-cell table:style-name="ce2" office:value-type="float" office:value="0.000666666666666667" calcext:value-type="float">
            <text:p>0.00066666666666666700</text:p>
          </table:table-cell>
          <table:table-cell table:style-name="ce2" office:value-type="float" office:value="0.0007" calcext:value-type="float">
            <text:p>0.00070000000000000000</text:p>
          </table:table-cell>
          <table:table-cell table:style-name="ce2" office:value-type="float" office:value="0.0006" calcext:value-type="float">
            <text:p>0.000600000000000000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0666666666666667" calcext:value-type="float">
            <text:p>0.00066666666666666700</text:p>
          </table:table-cell>
          <table:table-cell table:style-name="ce2" office:value-type="float" office:value="0.0014" calcext:value-type="float">
            <text:p>0.00140000000000000000</text:p>
          </table:table-cell>
          <table:table-cell table:style-name="ce2" office:value-type="float" office:value="0.000966666666666667" calcext:value-type="float">
            <text:p>0.00096666666666666700</text:p>
          </table:table-cell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Pep2</text:p>
          </table:table-cell>
          <table:table-cell table:style-name="ce5" office:value-type="float" office:value="0.1869" calcext:value-type="float">
            <text:p>0.18690000000000000000</text:p>
          </table:table-cell>
          <table:table-cell table:style-name="ce5" office:value-type="float" office:value="0.357766666666667" calcext:value-type="float">
            <text:p>0.35776666666666700000</text:p>
          </table:table-cell>
          <table:table-cell table:style-name="ce5" office:value-type="float" office:value="0.0385333333333333" calcext:value-type="float">
            <text:p>0.03853333333333330000</text:p>
          </table:table-cell>
          <table:table-cell table:style-name="ce5" office:value-type="float" office:value="0.0356" calcext:value-type="float">
            <text:p>0.03560000000000000000</text:p>
          </table:table-cell>
          <table:table-cell table:style-name="ce5" office:value-type="float" office:value="0.0124" calcext:value-type="float">
            <text:p>0.01240000000000000000</text:p>
          </table:table-cell>
          <table:table-cell table:style-name="ce5" office:value-type="float" office:value="0.0430333333333333" calcext:value-type="float">
            <text:p>0.04303333333333330000</text:p>
          </table:table-cell>
          <table:table-cell table:style-name="ce5" office:value-type="float" office:value="0.0141" calcext:value-type="float">
            <text:p>0.01410000000000000000</text:p>
          </table:table-cell>
          <table:table-cell table:style-name="ce5" office:value-type="float" office:value="0.0302666666666667" calcext:value-type="float">
            <text:p>0.03026666666666670000</text:p>
          </table:table-cell>
          <table:table-cell table:style-name="ce5" office:value-type="float" office:value="0.4103" calcext:value-type="float">
            <text:p>0.41030000000000000000</text:p>
          </table:table-cell>
          <table:table-cell table:style-name="ce5" office:value-type="float" office:value="0.1082" calcext:value-type="float">
            <text:p>0.10820000000000000000</text:p>
          </table:table-cell>
          <table:table-cell table:style-name="ce5" office:value-type="float" office:value="0.0074" calcext:value-type="float">
            <text:p>0.00740000000000000000</text:p>
          </table:table-cell>
          <table:table-cell table:style-name="ce5" office:value-type="float" office:value="0.0325666666666667" calcext:value-type="float">
            <text:p>0.03256666666666670000</text:p>
          </table:table-cell>
          <table:table-cell table:style-name="ce5" office:value-type="float" office:value="0.0270333333333333" calcext:value-type="float">
            <text:p>0.02703333333333330000</text:p>
          </table:table-cell>
          <table:table-cell table:style-name="ce5" office:value-type="float" office:value="0.0399" calcext:value-type="float">
            <text:p>0.03990000000000000000</text:p>
          </table:table-cell>
          <table:table-cell table:style-name="ce5" office:value-type="float" office:value="0.0414666666666667" calcext:value-type="float">
            <text:p>0.04146666666666670000</text:p>
          </table:table-cell>
          <table:table-cell table:style-name="ce5" office:value-type="float" office:value="0.0111" calcext:value-type="float">
            <text:p>0.01110000000000000000</text:p>
          </table:table-cell>
          <table:table-cell table:style-name="ce5" office:value-type="float" office:value="0.3848" calcext:value-type="float">
            <text:p>0.38480000000000000000</text:p>
          </table:table-cell>
          <table:table-cell table:style-name="ce5" office:value-type="float" office:value="0.2424" calcext:value-type="float">
            <text:p>0.24240000000000000000</text:p>
          </table:table-cell>
          <table:table-cell table:style-name="ce5" office:value-type="float" office:value="0.0102" calcext:value-type="float">
            <text:p>0.01020000000000000000</text:p>
          </table:table-cell>
          <table:table-cell table:style-name="ce5" office:value-type="float" office:value="0.0101666666666667" calcext:value-type="float">
            <text:p>0.01016666666666670000</text:p>
          </table:table-cell>
          <table:table-cell table:style-name="ce5" office:value-type="float" office:value="0.00743333333333333" calcext:value-type="float">
            <text:p>0.00743333333333333000</text:p>
          </table:table-cell>
          <table:table-cell table:style-name="ce5" office:value-type="float" office:value="0.0208" calcext:value-type="float">
            <text:p>0.02080000000000000000</text:p>
          </table:table-cell>
          <table:table-cell table:style-name="ce5" office:value-type="float" office:value="0.02825" calcext:value-type="float">
            <text:p>0.02825000000000000000</text:p>
          </table:table-cell>
          <table:table-cell table:style-name="ce5" office:value-type="float" office:value="0.219833333333333" calcext:value-type="float">
            <text:p>0.21983333333333300000</text:p>
          </table:table-cell>
          <table:table-cell table:style-name="ce5" office:value-type="float" office:value="0.0069" calcext:value-type="float">
            <text:p>0.00690000000000000000</text:p>
          </table:table-cell>
          <table:table-cell table:style-name="ce5" office:value-type="float" office:value="0.200533333333333" calcext:value-type="float">
            <text:p>0.20053333333333300000</text:p>
          </table:table-cell>
          <table:table-cell table:style-name="ce5" office:value-type="float" office:value="0.2242" calcext:value-type="float">
            <text:p>0.22420000000000000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3</text:p>
          </table:table-cell>
          <table:table-cell table:style-name="ce5" office:value-type="float" office:value="0.0328666666666667" calcext:value-type="float">
            <text:p>0.03286666666666670000</text:p>
          </table:table-cell>
          <table:table-cell table:style-name="ce5" office:value-type="float" office:value="0.0162" calcext:value-type="float">
            <text:p>0.01620000000000000000</text:p>
          </table:table-cell>
          <table:table-cell table:style-name="ce5" office:value-type="float" office:value="0.00753333333333333" calcext:value-type="float">
            <text:p>0.00753333333333333000</text:p>
          </table:table-cell>
          <table:table-cell table:style-name="ce5" office:value-type="float" office:value="0.00163333333333333" calcext:value-type="float">
            <text:p>0.00163333333333333000</text:p>
          </table:table-cell>
          <table:table-cell table:style-name="ce5" office:value-type="float" office:value="0.000433333333333333" calcext:value-type="float">
            <text:p>0.00043333333333333300</text:p>
          </table:table-cell>
          <table:table-cell table:style-name="ce5" office:value-type="float" office:value="0.0264666666666667" calcext:value-type="float">
            <text:p>0.026466666666666700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094" calcext:value-type="float">
            <text:p>0.00940000000000000000</text:p>
          </table:table-cell>
          <table:table-cell table:style-name="ce5" office:value-type="float" office:value="0.0109333333333333" calcext:value-type="float">
            <text:p>0.01093333333333330000</text:p>
          </table:table-cell>
          <table:table-cell table:style-name="ce5" office:value-type="float" office:value="0.00213333333333333" calcext:value-type="float">
            <text:p>0.00213333333333333000</text:p>
          </table:table-cell>
          <table:table-cell table:style-name="ce5" office:value-type="float" office:value="0.000466666666666667" calcext:value-type="float">
            <text:p>0.00046666666666666700</text:p>
          </table:table-cell>
          <table:table-cell table:style-name="ce5" office:value-type="float" office:value="0.000533333333333334" calcext:value-type="float">
            <text:p>0.00053333333333333400</text:p>
          </table:table-cell>
          <table:table-cell table:style-name="ce5" office:value-type="float" office:value="0.0031" calcext:value-type="float">
            <text:p>0.00310000000000000000</text:p>
          </table:table-cell>
          <table:table-cell table:style-name="ce5" office:value-type="float" office:value="0.00226666666666667" calcext:value-type="float">
            <text:p>0.00226666666666667000</text:p>
          </table:table-cell>
          <table:table-cell table:style-name="ce5" office:value-type="float" office:value="0.00383333333333333" calcext:value-type="float">
            <text:p>0.00383333333333333000</text:p>
          </table:table-cell>
          <table:table-cell table:style-name="ce5" office:value-type="float" office:value="0.000366666666666667" calcext:value-type="float">
            <text:p>0.00036666666666666700</text:p>
          </table:table-cell>
          <table:table-cell table:style-name="ce5" office:value-type="float" office:value="0.00206666666666667" calcext:value-type="float">
            <text:p>0.00206666666666667000</text:p>
          </table:table-cell>
          <table:table-cell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number-columns-repeated="2"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14" calcext:value-type="float">
            <text:p>0.00140000000000000000</text:p>
          </table:table-cell>
          <table:table-cell table:style-name="ce5" office:value-type="float" office:value="0.00045" calcext:value-type="float">
            <text:p>0.00045000000000000000</text:p>
          </table:table-cell>
          <table:table-cell table:style-name="ce5" office:value-type="float" office:value="0.00136666666666667" calcext:value-type="float">
            <text:p>0.00136666666666667000</text:p>
          </table:table-cell>
          <table:table-cell table:style-name="ce5" office:value-type="float" office:value="0.000433333333333333" calcext:value-type="float">
            <text:p>0.00043333333333333300</text:p>
          </table:table-cell>
          <table:table-cell table:style-name="ce5" office:value-type="float" office:value="0.0123" calcext:value-type="float">
            <text:p>0.01230000000000000000</text:p>
          </table:table-cell>
          <table:table-cell table:style-name="ce5" office:value-type="float" office:value="0.00136666666666667" calcext:value-type="float">
            <text:p>0.00136666666666667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4</text:p>
          </table:table-cell>
          <table:table-cell table:style-name="ce5" office:value-type="float" office:value="0.0792" calcext:value-type="float">
            <text:p>0.07920000000000000000</text:p>
          </table:table-cell>
          <table:table-cell table:style-name="ce5" office:value-type="float" office:value="0.0196666666666667" calcext:value-type="float">
            <text:p>0.01966666666666670000</text:p>
          </table:table-cell>
          <table:table-cell table:style-name="ce5" office:value-type="float" office:value="0.00543333333333333" calcext:value-type="float">
            <text:p>0.00543333333333333000</text:p>
          </table:table-cell>
          <table:table-cell table:style-name="ce5" office:value-type="float" office:value="0.0023" calcext:value-type="float">
            <text:p>0.00230000000000000000</text:p>
          </table:table-cell>
          <table:table-cell table:style-name="ce5" office:value-type="float" office:value="0.0004" calcext:value-type="float">
            <text:p>0.00040000000000000000</text:p>
          </table:table-cell>
          <table:table-cell table:style-name="ce5" office:value-type="float" office:value="0.0285" calcext:value-type="float">
            <text:p>0.02850000000000000000</text:p>
          </table:table-cell>
          <table:table-cell table:style-name="ce5" office:value-type="float" office:value="0.0005" calcext:value-type="float">
            <text:p>0.00050000000000000000</text:p>
          </table:table-cell>
          <table:table-cell table:style-name="ce5" office:value-type="float" office:value="0.00283333333333333" calcext:value-type="float">
            <text:p>0.00283333333333333000</text:p>
          </table:table-cell>
          <table:table-cell table:style-name="ce5" office:value-type="float" office:value="0.0134333333333333" calcext:value-type="float">
            <text:p>0.01343333333333330000</text:p>
          </table:table-cell>
          <table:table-cell table:style-name="ce5" office:value-type="float" office:value="0.0009" calcext:value-type="float">
            <text:p>0.00090000000000000000</text:p>
          </table:table-cell>
          <table:table-cell table:style-name="ce5" office:value-type="float" office:value="0.000833333333333333" calcext:value-type="float">
            <text:p>0.000833333333333333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203333333333333" calcext:value-type="float">
            <text:p>0.00203333333333333000</text:p>
          </table:table-cell>
          <table:table-cell table:style-name="ce5" office:value-type="float" office:value="0.000933333333333333" calcext:value-type="float">
            <text:p>0.00093333333333333300</text:p>
          </table:table-cell>
          <table:table-cell table:style-name="ce5" office:value-type="float" office:value="0.0027" calcext:value-type="float">
            <text:p>0.00270000000000000000</text:p>
          </table:table-cell>
          <table:table-cell table:style-name="ce5" office:value-type="float" office:value="0.0005" calcext:value-type="float">
            <text:p>0.00050000000000000000</text:p>
          </table:table-cell>
          <table:table-cell table:style-name="ce5" office:value-type="float" office:value="0.0027" calcext:value-type="float">
            <text:p>0.002700000000000000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113333333333333" calcext:value-type="float">
            <text:p>0.00113333333333333000</text:p>
          </table:table-cell>
          <table:table-cell table:style-name="ce5" office:value-type="float" office:value="0.000666666666666667" calcext:value-type="float">
            <text:p>0.00066666666666666700</text:p>
          </table:table-cell>
          <table:table-cell table:style-name="ce5" office:value-type="float" office:value="0.00095" calcext:value-type="float">
            <text:p>0.00095000000000000000</text:p>
          </table:table-cell>
          <table:table-cell table:style-name="ce5" office:value-type="float" office:value="0.0012" calcext:value-type="float">
            <text:p>0.00120000000000000000</text:p>
          </table:table-cell>
          <table:table-cell table:style-name="ce5" office:value-type="float" office:value="0.000766666666666667" calcext:value-type="float">
            <text:p>0.00076666666666666700</text:p>
          </table:table-cell>
          <table:table-cell table:style-name="ce5" office:value-type="float" office:value="0.0099" calcext:value-type="float">
            <text:p>0.00990000000000000000</text:p>
          </table:table-cell>
          <table:table-cell table:style-name="ce5" office:value-type="float" office:value="0.000733333333333333" calcext:value-type="float">
            <text:p>0.000733333333333333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5</text:p>
          </table:table-cell>
          <table:table-cell table:style-name="ce5" office:value-type="float" office:value="0.0174333333333333" calcext:value-type="float">
            <text:p>0.01743333333333330000</text:p>
          </table:table-cell>
          <table:table-cell table:style-name="ce5" office:value-type="float" office:value="0.00833333333333333" calcext:value-type="float">
            <text:p>0.00833333333333333000</text:p>
          </table:table-cell>
          <table:table-cell table:style-name="ce5" office:value-type="float" office:value="0.0158" calcext:value-type="float">
            <text:p>0.01580000000000000000</text:p>
          </table:table-cell>
          <table:table-cell table:style-name="ce5" office:value-type="float" office:value="0.0114333333333333" calcext:value-type="float">
            <text:p>0.011433333333333300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149666666666667" calcext:value-type="float">
            <text:p>0.01496666666666670000</text:p>
          </table:table-cell>
          <table:table-cell table:style-name="ce5" office:value-type="float" office:value="0.0036" calcext:value-type="float">
            <text:p>0.00360000000000000000</text:p>
          </table:table-cell>
          <table:table-cell table:style-name="ce5" office:value-type="float" office:value="0.0161333333333333" calcext:value-type="float">
            <text:p>0.01613333333333330000</text:p>
          </table:table-cell>
          <table:table-cell table:style-name="ce5" office:value-type="float" office:value="0.0129" calcext:value-type="float">
            <text:p>0.01290000000000000000</text:p>
          </table:table-cell>
          <table:table-cell table:style-name="ce5" office:value-type="float" office:value="0.0122333333333333" calcext:value-type="float">
            <text:p>0.01223333333333330000</text:p>
          </table:table-cell>
          <table:table-cell table:style-name="ce5" office:value-type="float" office:value="0.00213333333333333" calcext:value-type="float">
            <text:p>0.00213333333333333000</text:p>
          </table:table-cell>
          <table:table-cell table:style-name="ce5" office:value-type="float" office:value="0.00353333333333333" calcext:value-type="float">
            <text:p>0.00353333333333333000</text:p>
          </table:table-cell>
          <table:table-cell table:style-name="ce5" office:value-type="float" office:value="0.0221" calcext:value-type="float">
            <text:p>0.02210000000000000000</text:p>
          </table:table-cell>
          <table:table-cell table:style-name="ce5" office:value-type="float" office:value="0.00363333333333333" calcext:value-type="float">
            <text:p>0.00363333333333333000</text:p>
          </table:table-cell>
          <table:table-cell table:style-name="ce5" office:value-type="float" office:value="0.0124666666666667" calcext:value-type="float">
            <text:p>0.01246666666666670000</text:p>
          </table:table-cell>
          <table:table-cell table:style-name="ce5" office:value-type="float" office:value="0.00876666666666667" calcext:value-type="float">
            <text:p>0.00876666666666667000</text:p>
          </table:table-cell>
          <table:table-cell table:style-name="ce5" office:value-type="float" office:value="0.0041" calcext:value-type="float">
            <text:p>0.00410000000000000000</text:p>
          </table:table-cell>
          <table:table-cell table:style-name="ce5" office:value-type="float" office:value="0.141266666666667" calcext:value-type="float">
            <text:p>0.14126666666666700000</text:p>
          </table:table-cell>
          <table:table-cell table:style-name="ce5" office:value-type="float" office:value="0.00163333333333333" calcext:value-type="float">
            <text:p>0.00163333333333333000</text:p>
          </table:table-cell>
          <table:table-cell table:style-name="ce5" office:value-type="float" office:value="0.0019" calcext:value-type="float">
            <text:p>0.00190000000000000000</text:p>
          </table:table-cell>
          <table:table-cell table:style-name="ce5" office:value-type="float" office:value="0.00236666666666667" calcext:value-type="float">
            <text:p>0.00236666666666667000</text:p>
          </table:table-cell>
          <table:table-cell table:style-name="ce5" office:value-type="float" office:value="0.0099" calcext:value-type="float">
            <text:p>0.00990000000000000000</text:p>
          </table:table-cell>
          <table:table-cell table:style-name="ce5" office:value-type="float" office:value="0.00505" calcext:value-type="float">
            <text:p>0.00505000000000000000</text:p>
          </table:table-cell>
          <table:table-cell table:style-name="ce5" office:value-type="float" office:value="0.0194" calcext:value-type="float">
            <text:p>0.01940000000000000000</text:p>
          </table:table-cell>
          <table:table-cell table:style-name="ce5" office:value-type="float" office:value="0.00226666666666667" calcext:value-type="float">
            <text:p>0.00226666666666667000</text:p>
          </table:table-cell>
          <table:table-cell table:style-name="ce5" office:value-type="float" office:value="0.0286333333333333" calcext:value-type="float">
            <text:p>0.02863333333333330000</text:p>
          </table:table-cell>
          <table:table-cell table:style-name="ce5" office:value-type="float" office:value="0.00376666666666667" calcext:value-type="float">
            <text:p>0.00376666666666667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6</text:p>
          </table:table-cell>
          <table:table-cell table:style-name="ce5" office:value-type="float" office:value="0.736466666666667" calcext:value-type="float">
            <text:p>0.73646666666666700000</text:p>
          </table:table-cell>
          <table:table-cell table:style-name="ce5" office:value-type="float" office:value="0.112433333333333" calcext:value-type="float">
            <text:p>0.11243333333333300000</text:p>
          </table:table-cell>
          <table:table-cell table:style-name="ce5" office:value-type="float" office:value="0.00656666666666667" calcext:value-type="float">
            <text:p>0.00656666666666667000</text:p>
          </table:table-cell>
          <table:table-cell table:style-name="ce5" office:value-type="float" office:value="0.00853333333333333" calcext:value-type="float">
            <text:p>0.00853333333333333000</text:p>
          </table:table-cell>
          <table:table-cell table:style-name="ce5" office:value-type="float" office:value="0.00233333333333333" calcext:value-type="float">
            <text:p>0.00233333333333333000</text:p>
          </table:table-cell>
          <table:table-cell table:style-name="ce5" office:value-type="float" office:value="0.1701" calcext:value-type="float">
            <text:p>0.17010000000000000000</text:p>
          </table:table-cell>
          <table:table-cell table:style-name="ce5" office:value-type="float" office:value="0.00193333333333333" calcext:value-type="float">
            <text:p>0.00193333333333333000</text:p>
          </table:table-cell>
          <table:table-cell table:style-name="ce5" office:value-type="float" office:value="0.0172666666666667" calcext:value-type="float">
            <text:p>0.01726666666666670000</text:p>
          </table:table-cell>
          <table:table-cell table:style-name="ce5" office:value-type="float" office:value="0.104633333333333" calcext:value-type="float">
            <text:p>0.10463333333333300000</text:p>
          </table:table-cell>
          <table:table-cell table:style-name="ce5" office:value-type="float" office:value="0.00286666666666667" calcext:value-type="float">
            <text:p>0.00286666666666667000</text:p>
          </table:table-cell>
          <table:table-cell table:style-name="ce5" office:value-type="float" office:value="0.000633333333333333" calcext:value-type="float">
            <text:p>0.00063333333333333300</text:p>
          </table:table-cell>
          <table:table-cell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503333333333333" calcext:value-type="float">
            <text:p>0.00503333333333333000</text:p>
          </table:table-cell>
          <table:table-cell table:style-name="ce5" office:value-type="float" office:value="0.00433333333333333" calcext:value-type="float">
            <text:p>0.00433333333333333000</text:p>
          </table:table-cell>
          <table:table-cell table:style-name="ce5" office:value-type="float" office:value="0.00956666666666667" calcext:value-type="float">
            <text:p>0.00956666666666667000</text:p>
          </table:table-cell>
          <table:table-cell table:style-name="ce5" office:value-type="float" office:value="0.00146666666666667" calcext:value-type="float">
            <text:p>0.00146666666666667000</text:p>
          </table:table-cell>
          <table:table-cell table:style-name="ce5" office:value-type="float" office:value="0.00326666666666667" calcext:value-type="float">
            <text:p>0.00326666666666667000</text:p>
          </table:table-cell>
          <table:table-cell table:style-name="ce5" office:value-type="float" office:value="0.00163333333333333" calcext:value-type="float">
            <text:p>0.00163333333333333000</text:p>
          </table:table-cell>
          <table:table-cell table:style-name="ce5" office:value-type="float" office:value="0.00136666666666667" calcext:value-type="float">
            <text:p>0.00136666666666667000</text:p>
          </table:table-cell>
          <table:table-cell table:style-name="ce5" office:value-type="float" office:value="0.00133333333333333" calcext:value-type="float">
            <text:p>0.00133333333333333000</text:p>
          </table:table-cell>
          <table:table-cell table:style-name="ce5" office:value-type="float" office:value="0.00316666666666667" calcext:value-type="float">
            <text:p>0.00316666666666667000</text:p>
          </table:table-cell>
          <table:table-cell table:style-name="ce5" office:value-type="float" office:value="0.0021" calcext:value-type="float">
            <text:p>0.00210000000000000000</text:p>
          </table:table-cell>
          <table:table-cell table:style-name="ce5" office:value-type="float" office:value="0.0023" calcext:value-type="float">
            <text:p>0.00230000000000000000</text:p>
          </table:table-cell>
          <table:table-cell table:style-name="ce5" office:value-type="float" office:value="0.0014" calcext:value-type="float">
            <text:p>0.00140000000000000000</text:p>
          </table:table-cell>
          <table:table-cell table:style-name="ce5" office:value-type="float" office:value="0.00103333333333333" calcext:value-type="float">
            <text:p>0.00103333333333333000</text:p>
          </table:table-cell>
          <table:table-cell table:style-name="ce5" office:value-type="float" office:value="0.145433333333333" calcext:value-type="float">
            <text:p>0.14543333333333300000</text:p>
          </table:table-cell>
          <table:table-cell table:style-name="ce5" office:value-type="float" office:value="0.000966666666666667" calcext:value-type="float">
            <text:p>0.00096666666666666700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Pep7</text:p>
          </table:table-cell>
          <table:table-cell table:style-name="ce2" office:value-type="float" office:value="0.000133333333333333" calcext:value-type="float">
            <text:p>0.00013333333333333300</text:p>
          </table:table-cell>
          <table:table-cell table:style-name="ce2" office:value-type="float" office:value="0.0001" calcext:value-type="float">
            <text:p>0.00010000000000000000</text:p>
          </table:table-cell>
          <table:table-cell table:style-name="ce2" office:value-type="float" office:value="0.000166666666666667" calcext:value-type="float">
            <text:p>0.00016666666666666700</text:p>
          </table:table-cell>
          <table:table-cell table:style-name="ce2" office:value-type="float" office:value="0.0000666666666666667" calcext:value-type="float">
            <text:p>0.00006666666666666670</text:p>
          </table:table-cell>
          <table:table-cell table:style-name="ce2" office:value-type="float" office:value="0.000133333333333333" calcext:value-type="float">
            <text:p>0.00013333333333333300</text:p>
          </table:table-cell>
          <table:table-cell table:style-name="ce2" office:value-type="float" office:value="0.0002" calcext:value-type="float">
            <text:p>0.00020000000000000000</text:p>
          </table:table-cell>
          <table:table-cell table:style-name="ce2" office:value-type="float" office:value="0" calcext:value-type="float">
            <text:p>0.00000000000000000000</text:p>
          </table:table-cell>
          <table:table-cell table:style-name="ce2" office:value-type="float" office:value="0.0002" calcext:value-type="float">
            <text:p>0.00020000000000000000</text:p>
          </table:table-cell>
          <table:table-cell table:style-name="ce2" office:value-type="float" office:value="0.000166666666666667" calcext:value-type="float">
            <text:p>0.0001666666666666670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number-columns-repeated="2" table:style-name="ce2" office:value-type="float" office:value="0.0000666666666666667" calcext:value-type="float">
            <text:p>0.00006666666666666670</text:p>
          </table:table-cell>
          <table:table-cell table:style-name="ce2" office:value-type="float" office:value="0.000133333333333333" calcext:value-type="float">
            <text:p>0.00013333333333333300</text:p>
          </table:table-cell>
          <table:table-cell table:style-name="ce2" office:value-type="float" office:value="0" calcext:value-type="float">
            <text:p>0.00000000000000000000</text:p>
          </table:table-cell>
          <table:table-cell table:number-columns-repeated="3" table:style-name="ce2" office:value-type="float" office:value="0.0001" calcext:value-type="float">
            <text:p>0.00010000000000000000</text:p>
          </table:table-cell>
          <table:table-cell table:style-name="ce2" office:value-type="float" office:value="0.0000666666666666667" calcext:value-type="float">
            <text:p>0.0000666666666666667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style-name="ce2" office:value-type="float" office:value="0.0000666666666666667" calcext:value-type="float">
            <text:p>0.0000666666666666667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style-name="ce2" office:value-type="float" office:value="0" calcext:value-type="float">
            <text:p>0.00000000000000000000</text:p>
          </table:table-cell>
          <table:table-cell table:style-name="ce2" office:value-type="float" office:value="0.0001" calcext:value-type="float">
            <text:p>0.0001000000000000000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style-name="ce2" office:value-type="float" office:value="0" calcext:value-type="float">
            <text:p>0.00000000000000000000</text:p>
          </table:table-cell>
          <table:table-cell table:style-name="ce2" office:value-type="float" office:value="0.000233333333333333" calcext:value-type="float">
            <text:p>0.0002333333333333330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Pep8</text:p>
          </table:table-cell>
          <table:table-cell table:style-name="ce2" office:value-type="float" office:value="0.00716666666666667" calcext:value-type="float">
            <text:p>0.00716666666666667000</text:p>
          </table:table-cell>
          <table:table-cell table:style-name="ce2" office:value-type="float" office:value="0.0021" calcext:value-type="float">
            <text:p>0.00210000000000000000</text:p>
          </table:table-cell>
          <table:table-cell table:style-name="ce2" office:value-type="float" office:value="0.00216666666666667" calcext:value-type="float">
            <text:p>0.00216666666666667000</text:p>
          </table:table-cell>
          <table:table-cell table:style-name="ce2" office:value-type="float" office:value="0.0011" calcext:value-type="float">
            <text:p>0.00110000000000000000</text:p>
          </table:table-cell>
          <table:table-cell table:style-name="ce2" office:value-type="float" office:value="0.0011" calcext:value-type="float">
            <text:p>0.00110000000000000000</text:p>
          </table:table-cell>
          <table:table-cell table:style-name="ce2" office:value-type="float" office:value="0.00486666666666667" calcext:value-type="float">
            <text:p>0.004866666666666670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143333333333333" calcext:value-type="float">
            <text:p>0.00143333333333333000</text:p>
          </table:table-cell>
          <table:table-cell table:style-name="ce2" office:value-type="float" office:value="0.0019" calcext:value-type="float">
            <text:p>0.00190000000000000000</text:p>
          </table:table-cell>
          <table:table-cell table:style-name="ce2" office:value-type="float" office:value="0.000966666666666667" calcext:value-type="float">
            <text:p>0.00096666666666666700</text:p>
          </table:table-cell>
          <table:table-cell table:style-name="ce2" office:value-type="float" office:value="0.0011" calcext:value-type="float">
            <text:p>0.00110000000000000000</text:p>
          </table:table-cell>
          <table:table-cell table:style-name="ce2" office:value-type="float" office:value="0.0012" calcext:value-type="float">
            <text:p>0.00120000000000000000</text:p>
          </table:table-cell>
          <table:table-cell table:style-name="ce2" office:value-type="float" office:value="0.00113333333333333" calcext:value-type="float">
            <text:p>0.00113333333333333000</text:p>
          </table:table-cell>
          <table:table-cell table:style-name="ce2" office:value-type="float" office:value="0.000933333333333333" calcext:value-type="float">
            <text:p>0.000933333333333333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0966666666666667" calcext:value-type="float">
            <text:p>0.00096666666666666700</text:p>
          </table:table-cell>
          <table:table-cell table:number-columns-repeated="2" table:style-name="ce2" office:value-type="float" office:value="0.00113333333333333" calcext:value-type="float">
            <text:p>0.00113333333333333000</text:p>
          </table:table-cell>
          <table:table-cell table:style-name="ce2" office:value-type="float" office:value="0.0012" calcext:value-type="float">
            <text:p>0.00120000000000000000</text:p>
          </table:table-cell>
          <table:table-cell table:style-name="ce2" office:value-type="float" office:value="0.00146666666666667" calcext:value-type="float">
            <text:p>0.00146666666666667000</text:p>
          </table:table-cell>
          <table:table-cell table:style-name="ce2" office:value-type="float" office:value="0.000933333333333333" calcext:value-type="float">
            <text:p>0.00093333333333333300</text:p>
          </table:table-cell>
          <table:table-cell table:style-name="ce2" office:value-type="float" office:value="0.000866666666666667" calcext:value-type="float">
            <text:p>0.00086666666666666700</text:p>
          </table:table-cell>
          <table:table-cell table:style-name="ce2" office:value-type="float" office:value="0.0015" calcext:value-type="float">
            <text:p>0.00150000000000000000</text:p>
          </table:table-cell>
          <table:table-cell table:style-name="ce2" office:value-type="float" office:value="0.000933333333333333" calcext:value-type="float">
            <text:p>0.00093333333333333300</text:p>
          </table:table-cell>
          <table:table-cell table:style-name="ce2" office:value-type="float" office:value="0.00126666666666667" calcext:value-type="float">
            <text:p>0.00126666666666667000</text:p>
          </table:table-cell>
          <table:table-cell table:style-name="ce2" office:value-type="float" office:value="0.00173333333333333" calcext:value-type="float">
            <text:p>0.00173333333333333000</text:p>
          </table:table-cell>
          <table:table-cell table:style-name="ce2" office:value-type="float" office:value="0.00113333333333333" calcext:value-type="float">
            <text:p>0.00113333333333333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9</text:p>
          </table:table-cell>
          <table:table-cell table:style-name="ce5" office:value-type="float" office:value="0.0016" calcext:value-type="float">
            <text:p>0.00160000000000000000</text:p>
          </table:table-cell>
          <table:table-cell table:style-name="ce5" office:value-type="float" office:value="0.0013" calcext:value-type="float">
            <text:p>0.00130000000000000000</text:p>
          </table:table-cell>
          <table:table-cell table:style-name="ce5" office:value-type="float" office:value="0.000766666666666667" calcext:value-type="float">
            <text:p>0.000766666666666667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.000366666666666667" calcext:value-type="float">
            <text:p>0.00036666666666666700</text:p>
          </table:table-cell>
          <table:table-cell table:style-name="ce5" office:value-type="float" office:value="0.00213333333333333" calcext:value-type="float">
            <text:p>0.00213333333333333000</text:p>
          </table:table-cell>
          <table:table-cell table:style-name="ce5" office:value-type="float" office:value="0.0004" calcext:value-type="float">
            <text:p>0.00040000000000000000</text:p>
          </table:table-cell>
          <table:table-cell table:style-name="ce5" office:value-type="float" office:value="0.00176666666666667" calcext:value-type="float">
            <text:p>0.00176666666666667000</text:p>
          </table:table-cell>
          <table:table-cell table:style-name="ce5" office:value-type="float" office:value="0.000666666666666667" calcext:value-type="float">
            <text:p>0.00066666666666666700</text:p>
          </table:table-cell>
          <table:table-cell table:style-name="ce5" office:value-type="float" office:value="0.000166666666666667" calcext:value-type="float">
            <text:p>0.000166666666666667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style-name="ce5" office:value-type="float" office:value="0.000366666666666667" calcext:value-type="float">
            <text:p>0.000366666666666667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.00103333333333333" calcext:value-type="float">
            <text:p>0.0010333333333333300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style-name="ce5" office:value-type="float" office:value="0.0002" calcext:value-type="float">
            <text:p>0.00020000000000000000</text:p>
          </table:table-cell>
          <table:table-cell table:style-name="ce5" office:value-type="float" office:value="0.000166666666666667" calcext:value-type="float">
            <text:p>0.00016666666666666700</text:p>
          </table:table-cell>
          <table:table-cell table:style-name="ce5" office:value-type="float" office:value="0.0000666666666666667" calcext:value-type="float">
            <text:p>0.0000666666666666667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2" calcext:value-type="float">
            <text:p>0.00020000000000000000</text:p>
          </table:table-cell>
          <table:table-cell table:style-name="ce5" office:value-type="float" office:value="0.000333333333333333" calcext:value-type="float">
            <text:p>0.00033333333333333300</text:p>
          </table:table-cell>
          <table:table-cell table:style-name="ce5" office:value-type="float" office:value="0.0002" calcext:value-type="float">
            <text:p>0.000200000000000000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.0000666666666666667" calcext:value-type="float">
            <text:p>0.00006666666666666670</text:p>
          </table:table-cell>
          <table:table-cell table:style-name="ce5" office:value-type="float" office:value="0.00383333333333333" calcext:value-type="float">
            <text:p>0.00383333333333333000</text:p>
          </table:table-cell>
          <table:table-cell table:style-name="ce5" office:value-type="float" office:value="0.0000666666666666667" calcext:value-type="float">
            <text:p>0.0000666666666666667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0</text:p>
          </table:table-cell>
          <table:table-cell table:style-name="ce5" office:value-type="float" office:value="0.00306666666666667" calcext:value-type="float">
            <text:p>0.00306666666666667000</text:p>
          </table:table-cell>
          <table:table-cell table:style-name="ce5" office:value-type="float" office:value="0.0023" calcext:value-type="float">
            <text:p>0.00230000000000000000</text:p>
          </table:table-cell>
          <table:table-cell table:number-columns-repeated="2" table:style-name="ce5" office:value-type="float" office:value="0.0009" calcext:value-type="float">
            <text:p>0.000900000000000000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176666666666667" calcext:value-type="float">
            <text:p>0.00176666666666667000</text:p>
          </table:table-cell>
          <table:table-cell table:style-name="ce5" office:value-type="float" office:value="0.000933333333333333" calcext:value-type="float">
            <text:p>0.00093333333333333300</text:p>
          </table:table-cell>
          <table:table-cell table:style-name="ce5" office:value-type="float" office:value="0.0011" calcext:value-type="float">
            <text:p>0.00110000000000000000</text:p>
          </table:table-cell>
          <table:table-cell table:style-name="ce5" office:value-type="float" office:value="0.00123333333333333" calcext:value-type="float">
            <text:p>0.00123333333333333000</text:p>
          </table:table-cell>
          <table:table-cell table:number-columns-repeated="2" table:style-name="ce5" office:value-type="float" office:value="0.000633333333333333" calcext:value-type="float">
            <text:p>0.000633333333333333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00633333333333333" calcext:value-type="float">
            <text:p>0.000633333333333333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16" calcext:value-type="float">
            <text:p>0.001600000000000000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0633333333333333" calcext:value-type="float">
            <text:p>0.00063333333333333300</text:p>
          </table:table-cell>
          <table:table-cell table:style-name="ce5" office:value-type="float" office:value="0.000466666666666667" calcext:value-type="float">
            <text:p>0.00046666666666666700</text:p>
          </table:table-cell>
          <table:table-cell table:style-name="ce5" office:value-type="float" office:value="0.0007" calcext:value-type="float">
            <text:p>0.00070000000000000000</text:p>
          </table:table-cell>
          <table:table-cell table:style-name="ce5" office:value-type="float" office:value="0.0011" calcext:value-type="float">
            <text:p>0.00110000000000000000</text:p>
          </table:table-cell>
          <table:table-cell table:style-name="ce5" office:value-type="float" office:value="0.000633333333333333" calcext:value-type="float">
            <text:p>0.00063333333333333300</text:p>
          </table:table-cell>
          <table:table-cell table:style-name="ce5" office:value-type="float" office:value="0.00336666666666667" calcext:value-type="float">
            <text:p>0.00336666666666667000</text:p>
          </table:table-cell>
          <table:table-cell table:style-name="ce5" office:value-type="float" office:value="0.0007" calcext:value-type="float">
            <text:p>0.00070000000000000000</text:p>
          </table:table-cell>
          <table:table-cell table:style-name="ce5" office:value-type="float" office:value="0.0005" calcext:value-type="float">
            <text:p>0.00050000000000000000</text:p>
          </table:table-cell>
          <table:table-cell table:style-name="ce5" office:value-type="float" office:value="0.000466666666666667" calcext:value-type="float">
            <text:p>0.00046666666666666700</text:p>
          </table:table-cell>
          <table:table-cell table:style-name="ce5" office:value-type="float" office:value="0.00343333333333333" calcext:value-type="float">
            <text:p>0.003433333333333330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1</text:p>
          </table:table-cell>
          <table:table-cell table:style-name="ce5" office:value-type="float" office:value="0.0004" calcext:value-type="float">
            <text:p>0.00040000000000000000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" calcext:value-type="float">
            <text:p>0.000000000000000000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266666666666667" calcext:value-type="float">
            <text:p>0.00026666666666666700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style-name="ce5" office:value-type="float" office:value="0.001" calcext:value-type="float">
            <text:p>0.00100000000000000000</text:p>
          </table:table-cell>
          <table:table-cell table:style-name="ce5" office:value-type="float" office:value="0.0002" calcext:value-type="float">
            <text:p>0.00020000000000000000</text:p>
          </table:table-cell>
          <table:table-cell table:number-columns-repeated="2"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number-columns-repeated="2"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0666666666666667" calcext:value-type="float">
            <text:p>0.00006666666666666670</text:p>
          </table:table-cell>
          <table:table-cell table:number-columns-repeated="2"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" calcext:value-type="float">
            <text:p>0.00000000000000000000</text:p>
          </table:table-cell>
          <table:table-cell table:number-columns-repeated="2" table:style-name="ce5" office:value-type="float" office:value="0.0000666666666666667" calcext:value-type="float">
            <text:p>0.0000666666666666667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" calcext:value-type="float">
            <text:p>0.00000000000000000000</text:p>
          </table:table-cell>
          <table:table-cell table:style-name="ce5" office:value-type="float" office:value="0.00005" calcext:value-type="float">
            <text:p>0.00005000000000000000</text:p>
          </table:table-cell>
          <table:table-cell table:style-name="ce5" office:value-type="float" office:value="0" calcext:value-type="float">
            <text:p>0.000000000000000000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266666666666667" calcext:value-type="float">
            <text:p>0.000266666666666667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2</text:p>
          </table:table-cell>
          <table:table-cell table:style-name="ce5" office:value-type="float" office:value="0.00206666666666667" calcext:value-type="float">
            <text:p>0.00206666666666667000</text:p>
          </table:table-cell>
          <table:table-cell table:style-name="ce5" office:value-type="float" office:value="0.000666666666666667" calcext:value-type="float">
            <text:p>0.00066666666666666700</text:p>
          </table:table-cell>
          <table:table-cell table:style-name="ce5" office:value-type="float" office:value="0.000466666666666667" calcext:value-type="float">
            <text:p>0.00046666666666666700</text:p>
          </table:table-cell>
          <table:table-cell table:style-name="ce5" office:value-type="float" office:value="0.000533333333333334" calcext:value-type="float">
            <text:p>0.0005333333333333340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style-name="ce5" office:value-type="float" office:value="0.00213333333333333" calcext:value-type="float">
            <text:p>0.00213333333333333000</text:p>
          </table:table-cell>
          <table:table-cell table:style-name="ce5" office:value-type="float" office:value="0.000166666666666667" calcext:value-type="float">
            <text:p>0.00016666666666666700</text:p>
          </table:table-cell>
          <table:table-cell table:style-name="ce5" office:value-type="float" office:value="0.00223333333333333" calcext:value-type="float">
            <text:p>0.00223333333333333000</text:p>
          </table:table-cell>
          <table:table-cell table:style-name="ce5" office:value-type="float" office:value="0.0022" calcext:value-type="float">
            <text:p>0.00220000000000000000</text:p>
          </table:table-cell>
          <table:table-cell table:style-name="ce5" office:value-type="float" office:value="0.0003" calcext:value-type="float">
            <text:p>0.00030000000000000000</text:p>
          </table:table-cell>
          <table:table-cell table:style-name="ce5" office:value-type="float" office:value="0.0002" calcext:value-type="float">
            <text:p>0.00020000000000000000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number-columns-repeated="2" table:style-name="ce5" office:value-type="float" office:value="0.000333333333333333" calcext:value-type="float">
            <text:p>0.00033333333333333300</text:p>
          </table:table-cell>
          <table:table-cell table:style-name="ce5" office:value-type="float" office:value="0.0004" calcext:value-type="float">
            <text:p>0.00040000000000000000</text:p>
          </table:table-cell>
          <table:table-cell table:style-name="ce5" office:value-type="float" office:value="0.000166666666666667" calcext:value-type="float">
            <text:p>0.00016666666666666700</text:p>
          </table:table-cell>
          <table:table-cell table:style-name="ce5" office:value-type="float" office:value="0.000266666666666667" calcext:value-type="float">
            <text:p>0.00026666666666666700</text:p>
          </table:table-cell>
          <table:table-cell table:style-name="ce5" office:value-type="float" office:value="0.000266666666666667" calcext:value-type="float">
            <text:p>0.00026666666666666700</text:p>
          </table:table-cell>
          <table:table-cell table:number-columns-repeated="2" table:style-name="ce5" office:value-type="float" office:value="0.000133333333333333" calcext:value-type="float">
            <text:p>0.00013333333333333300</text:p>
          </table:table-cell>
          <table:table-cell table:style-name="ce5" office:value-type="float" office:value="0.000333333333333333" calcext:value-type="float">
            <text:p>0.000333333333333333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style-name="ce5" office:value-type="float" office:value="0.00166666666666667" calcext:value-type="float">
            <text:p>0.0016666666666666700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3</text:p>
          </table:table-cell>
          <table:table-cell table:number-columns-repeated="2" table:style-name="ce5" office:value-type="float" office:value="0.0013" calcext:value-type="float">
            <text:p>0.00130000000000000000</text:p>
          </table:table-cell>
          <table:table-cell table:style-name="ce5" office:value-type="float" office:value="0.0047" calcext:value-type="float">
            <text:p>0.00470000000000000000</text:p>
          </table:table-cell>
          <table:table-cell table:style-name="ce5" office:value-type="float" office:value="0.0028" calcext:value-type="float">
            <text:p>0.00280000000000000000</text:p>
          </table:table-cell>
          <table:table-cell table:style-name="ce5" office:value-type="float" office:value="0.000866666666666667" calcext:value-type="float">
            <text:p>0.00086666666666666700</text:p>
          </table:table-cell>
          <table:table-cell table:style-name="ce5" office:value-type="float" office:value="0.00153333333333333" calcext:value-type="float">
            <text:p>0.00153333333333333000</text:p>
          </table:table-cell>
          <table:table-cell table:style-name="ce5" office:value-type="float" office:value="0.0011" calcext:value-type="float">
            <text:p>0.00110000000000000000</text:p>
          </table:table-cell>
          <table:table-cell table:style-name="ce5" office:value-type="float" office:value="0.00146666666666667" calcext:value-type="float">
            <text:p>0.00146666666666667000</text:p>
          </table:table-cell>
          <table:table-cell table:style-name="ce5" office:value-type="float" office:value="0.00126666666666667" calcext:value-type="float">
            <text:p>0.00126666666666667000</text:p>
          </table:table-cell>
          <table:table-cell table:style-name="ce5" office:value-type="float" office:value="0.000933333333333333" calcext:value-type="float">
            <text:p>0.00093333333333333300</text:p>
          </table:table-cell>
          <table:table-cell table:style-name="ce5" office:value-type="float" office:value="0.001" calcext:value-type="float">
            <text:p>0.00100000000000000000</text:p>
          </table:table-cell>
          <table:table-cell table:style-name="ce5" office:value-type="float" office:value="0.00103333333333333" calcext:value-type="float">
            <text:p>0.00103333333333333000</text:p>
          </table:table-cell>
          <table:table-cell table:style-name="ce5" office:value-type="float" office:value="0.00196666666666667" calcext:value-type="float">
            <text:p>0.00196666666666667000</text:p>
          </table:table-cell>
          <table:table-cell table:style-name="ce5" office:value-type="float" office:value="0.00416666666666667" calcext:value-type="float">
            <text:p>0.00416666666666667000</text:p>
          </table:table-cell>
          <table:table-cell table:style-name="ce5" office:value-type="float" office:value="0.00426666666666667" calcext:value-type="float">
            <text:p>0.00426666666666667000</text:p>
          </table:table-cell>
          <table:table-cell table:style-name="ce5" office:value-type="float" office:value="0.000766666666666667" calcext:value-type="float">
            <text:p>0.00076666666666666700</text:p>
          </table:table-cell>
          <table:table-cell table:style-name="ce5" office:value-type="float" office:value="0.0008" calcext:value-type="float">
            <text:p>0.00080000000000000000</text:p>
          </table:table-cell>
          <table:table-cell table:style-name="ce5" office:value-type="float" office:value="0.0012" calcext:value-type="float">
            <text:p>0.00120000000000000000</text:p>
          </table:table-cell>
          <table:table-cell table:style-name="ce5" office:value-type="float" office:value="0.0011" calcext:value-type="float">
            <text:p>0.00110000000000000000</text:p>
          </table:table-cell>
          <table:table-cell table:style-name="ce5" office:value-type="float" office:value="0.00103333333333333" calcext:value-type="float">
            <text:p>0.00103333333333333000</text:p>
          </table:table-cell>
          <table:table-cell table:style-name="ce5" office:value-type="float" office:value="0.000766666666666667" calcext:value-type="float">
            <text:p>0.00076666666666666700</text:p>
          </table:table-cell>
          <table:table-cell table:style-name="ce5" office:value-type="float" office:value="0.0008" calcext:value-type="float">
            <text:p>0.00080000000000000000</text:p>
          </table:table-cell>
          <table:table-cell table:style-name="ce5" office:value-type="float" office:value="0.0009" calcext:value-type="float">
            <text:p>0.00090000000000000000</text:p>
          </table:table-cell>
          <table:table-cell table:style-name="ce5" office:value-type="float" office:value="0.0009" calcext:value-type="float">
            <text:p>0.00090000000000000000</text:p>
          </table:table-cell>
          <table:table-cell table:style-name="ce5" office:value-type="float" office:value="0.000733333333333333" calcext:value-type="float">
            <text:p>0.00073333333333333300</text:p>
          </table:table-cell>
          <table:table-cell table:style-name="ce5" office:value-type="float" office:value="0.00313333333333333" calcext:value-type="float">
            <text:p>0.00313333333333333000</text:p>
          </table:table-cell>
          <table:table-cell table:style-name="ce5" office:value-type="float" office:value="0.000833333333333333" calcext:value-type="float">
            <text:p>0.000833333333333333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4</text:p>
          </table:table-cell>
          <table:table-cell table:style-name="ce5" office:value-type="float" office:value="0" calcext:value-type="float">
            <text:p>0.00000000000000000000</text:p>
          </table:table-cell>
          <table:table-cell table:style-name="ce5" office:value-type="float" office:value="0.00343333333333333" calcext:value-type="float">
            <text:p>0.00343333333333333000</text:p>
          </table:table-cell>
          <table:table-cell table:number-columns-repeated="13" table:style-name="ce5" office:value-type="float" office:value="0" calcext:value-type="float">
            <text:p>0.00000000000000000000</text:p>
          </table:table-cell>
          <table:table-cell table:style-name="ce5" office:value-type="float" office:value="0.0003" calcext:value-type="float">
            <text:p>0.00030000000000000000</text:p>
          </table:table-cell>
          <table:table-cell table:number-columns-repeated="11" table:style-name="ce5" office:value-type="float" office:value="0" calcext:value-type="float">
            <text:p>0.00000000000000000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5</text:p>
          </table:table-cell>
          <table:table-cell table:style-name="ce5" office:value-type="float" office:value="0.1396" calcext:value-type="float">
            <text:p>0.13960000000000000000</text:p>
          </table:table-cell>
          <table:table-cell table:style-name="ce5" office:value-type="float" office:value="0.0371" calcext:value-type="float">
            <text:p>0.03710000000000000000</text:p>
          </table:table-cell>
          <table:table-cell table:style-name="ce5" office:value-type="float" office:value="0.0188666666666667" calcext:value-type="float">
            <text:p>0.01886666666666670000</text:p>
          </table:table-cell>
          <table:table-cell table:style-name="ce5" office:value-type="float" office:value="0.012" calcext:value-type="float">
            <text:p>0.01200000000000000000</text:p>
          </table:table-cell>
          <table:table-cell table:style-name="ce5" office:value-type="float" office:value="0.0134" calcext:value-type="float">
            <text:p>0.01340000000000000000</text:p>
          </table:table-cell>
          <table:table-cell table:style-name="ce5" office:value-type="float" office:value="0.1731" calcext:value-type="float">
            <text:p>0.17310000000000000000</text:p>
          </table:table-cell>
          <table:table-cell table:style-name="ce5" office:value-type="float" office:value="0.00436666666666667" calcext:value-type="float">
            <text:p>0.00436666666666667000</text:p>
          </table:table-cell>
          <table:table-cell table:style-name="ce5" office:value-type="float" office:value="0.0317333333333333" calcext:value-type="float">
            <text:p>0.03173333333333330000</text:p>
          </table:table-cell>
          <table:table-cell table:style-name="ce5" office:value-type="float" office:value="0.1024" calcext:value-type="float">
            <text:p>0.10240000000000000000</text:p>
          </table:table-cell>
          <table:table-cell table:style-name="ce5" office:value-type="float" office:value="0.00156666666666667" calcext:value-type="float">
            <text:p>0.00156666666666667000</text:p>
          </table:table-cell>
          <table:table-cell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12" calcext:value-type="float">
            <text:p>0.00120000000000000000</text:p>
          </table:table-cell>
          <table:table-cell table:style-name="ce5" office:value-type="float" office:value="0.00623333333333333" calcext:value-type="float">
            <text:p>0.00623333333333333000</text:p>
          </table:table-cell>
          <table:table-cell table:style-name="ce5" office:value-type="float" office:value="0.00236666666666667" calcext:value-type="float">
            <text:p>0.00236666666666667000</text:p>
          </table:table-cell>
          <table:table-cell table:style-name="ce5" office:value-type="float" office:value="0.00506666666666667" calcext:value-type="float">
            <text:p>0.00506666666666667000</text:p>
          </table:table-cell>
          <table:table-cell table:style-name="ce5" office:value-type="float" office:value="0.00546666666666667" calcext:value-type="float">
            <text:p>0.00546666666666667000</text:p>
          </table:table-cell>
          <table:table-cell table:style-name="ce5" office:value-type="float" office:value="0.0121333333333333" calcext:value-type="float">
            <text:p>0.01213333333333330000</text:p>
          </table:table-cell>
          <table:table-cell table:style-name="ce5" office:value-type="float" office:value="0.00106666666666667" calcext:value-type="float">
            <text:p>0.00106666666666667000</text:p>
          </table:table-cell>
          <table:table-cell table:style-name="ce5" office:value-type="float" office:value="0.00116666666666667" calcext:value-type="float">
            <text:p>0.00116666666666667000</text:p>
          </table:table-cell>
          <table:table-cell table:style-name="ce5" office:value-type="float" office:value="0.0014" calcext:value-type="float">
            <text:p>0.00140000000000000000</text:p>
          </table:table-cell>
          <table:table-cell table:style-name="ce5" office:value-type="float" office:value="0.00183333333333333" calcext:value-type="float">
            <text:p>0.00183333333333333000</text:p>
          </table:table-cell>
          <table:table-cell table:style-name="ce5" office:value-type="float" office:value="0.00216666666666667" calcext:value-type="float">
            <text:p>0.00216666666666667000</text:p>
          </table:table-cell>
          <table:table-cell table:style-name="ce5" office:value-type="float" office:value="0.00433333333333333" calcext:value-type="float">
            <text:p>0.00433333333333333000</text:p>
          </table:table-cell>
          <table:table-cell table:style-name="ce5" office:value-type="float" office:value="0.0011" calcext:value-type="float">
            <text:p>0.00110000000000000000</text:p>
          </table:table-cell>
          <table:table-cell table:style-name="ce5" office:value-type="float" office:value="0.00376666666666667" calcext:value-type="float">
            <text:p>0.00376666666666667000</text:p>
          </table:table-cell>
          <table:table-cell table:style-name="ce5" office:value-type="float" office:value="0.0623666666666667" calcext:value-type="float">
            <text:p>0.06236666666666670000</text:p>
          </table:table-cell>
          <table:table-cell table:style-name="ce5" office:value-type="float" office:value="0.00273333333333333" calcext:value-type="float">
            <text:p>0.00273333333333333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6</text:p>
          </table:table-cell>
          <table:table-cell table:style-name="ce5" office:value-type="float" office:value="7.96443333333333" calcext:value-type="float">
            <text:p>7.96443333333333000000</text:p>
          </table:table-cell>
          <table:table-cell table:style-name="ce5" office:value-type="float" office:value="0.0098" calcext:value-type="float">
            <text:p>0.00980000000000000000</text:p>
          </table:table-cell>
          <table:table-cell table:style-name="ce5" office:value-type="float" office:value="0.143533333333333" calcext:value-type="float">
            <text:p>0.14353333333333300000</text:p>
          </table:table-cell>
          <table:table-cell table:style-name="ce5" office:value-type="float" office:value="0.257033333333333" calcext:value-type="float">
            <text:p>0.25703333333333300000</text:p>
          </table:table-cell>
          <table:table-cell table:style-name="ce5" office:value-type="float" office:value="0.0152333333333333" calcext:value-type="float">
            <text:p>0.01523333333333330000</text:p>
          </table:table-cell>
          <table:table-cell table:style-name="ce5" office:value-type="float" office:value="0.0225666666666667" calcext:value-type="float">
            <text:p>0.02256666666666670000</text:p>
          </table:table-cell>
          <table:table-cell table:style-name="ce5" office:value-type="float" office:value="2.60926666666667" calcext:value-type="float">
            <text:p>2.60926666666667000000</text:p>
          </table:table-cell>
          <table:table-cell table:style-name="ce5" office:value-type="float" office:value="1.02163333333333" calcext:value-type="float">
            <text:p>1.02163333333333000000</text:p>
          </table:table-cell>
          <table:table-cell table:style-name="ce5" office:value-type="float" office:value="8.24316666666667" calcext:value-type="float">
            <text:p>8.24316666666667000000</text:p>
          </table:table-cell>
          <table:table-cell table:style-name="ce5" office:value-type="float" office:value="1.96963333333333" calcext:value-type="float">
            <text:p>1.96963333333333000000</text:p>
          </table:table-cell>
          <table:table-cell table:style-name="ce5" office:value-type="float" office:value="0.0316333333333333" calcext:value-type="float">
            <text:p>0.03163333333333330000</text:p>
          </table:table-cell>
          <table:table-cell table:style-name="ce5" office:value-type="float" office:value="0.00826666666666667" calcext:value-type="float">
            <text:p>0.00826666666666667000</text:p>
          </table:table-cell>
          <table:table-cell table:style-name="ce5" office:value-type="float" office:value="0.0465666666666667" calcext:value-type="float">
            <text:p>0.04656666666666670000</text:p>
          </table:table-cell>
          <table:table-cell table:style-name="ce5" office:value-type="float" office:value="0.1521" calcext:value-type="float">
            <text:p>0.15210000000000000000</text:p>
          </table:table-cell>
          <table:table-cell table:style-name="ce5" office:value-type="float" office:value="0.0097" calcext:value-type="float">
            <text:p>0.00970000000000000000</text:p>
          </table:table-cell>
          <table:table-cell table:style-name="ce5" office:value-type="float" office:value="0.4311" calcext:value-type="float">
            <text:p>0.43110000000000000000</text:p>
          </table:table-cell>
          <table:table-cell table:style-name="ce5" office:value-type="float" office:value="0.0054" calcext:value-type="float">
            <text:p>0.00540000000000000000</text:p>
          </table:table-cell>
          <table:table-cell table:style-name="ce5" office:value-type="float" office:value="0.0152666666666667" calcext:value-type="float">
            <text:p>0.01526666666666670000</text:p>
          </table:table-cell>
          <table:table-cell table:style-name="ce5" office:value-type="float" office:value="2.26293333333333" calcext:value-type="float">
            <text:p>2.26293333333333000000</text:p>
          </table:table-cell>
          <table:table-cell table:style-name="ce5" office:value-type="float" office:value="0.0352333333333333" calcext:value-type="float">
            <text:p>0.03523333333333330000</text:p>
          </table:table-cell>
          <table:table-cell table:style-name="ce5" office:value-type="float" office:value="0.0116" calcext:value-type="float">
            <text:p>0.01160000000000000000</text:p>
          </table:table-cell>
          <table:table-cell table:style-name="ce5" office:value-type="float" office:value="0.106666666666667" calcext:value-type="float">
            <text:p>0.10666666666666700000</text:p>
          </table:table-cell>
          <table:table-cell table:style-name="ce5" office:value-type="float" office:value="0.0158333333333333" calcext:value-type="float">
            <text:p>0.01583333333333330000</text:p>
          </table:table-cell>
          <table:table-cell table:style-name="ce5" office:value-type="float" office:value="0.0100666666666667" calcext:value-type="float">
            <text:p>0.01006666666666670000</text:p>
          </table:table-cell>
          <table:table-cell table:style-name="ce5" office:value-type="float" office:value="3.41206666666667" calcext:value-type="float">
            <text:p>3.41206666666667000000</text:p>
          </table:table-cell>
          <table:table-cell table:style-name="ce5" office:value-type="float" office:value="1.3493" calcext:value-type="float">
            <text:p>1.34930000000000000000</text:p>
          </table:table-cell>
          <table:table-cell table:style-name="ce5" office:value-type="float" office:value="0.00526666666666667" calcext:value-type="float">
            <text:p>0.005266666666666670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ep17</text:p>
          </table:table-cell>
          <table:table-cell table:style-name="ce5" office:value-type="float" office:value="4.71856666666667" calcext:value-type="float">
            <text:p>4.71856666666667000000</text:p>
          </table:table-cell>
          <table:table-cell table:style-name="ce5" office:value-type="float" office:value="0.00996666666666667" calcext:value-type="float">
            <text:p>0.00996666666666667000</text:p>
          </table:table-cell>
          <table:table-cell table:style-name="ce5" office:value-type="float" office:value="0.0538333333333333" calcext:value-type="float">
            <text:p>0.05383333333333330000</text:p>
          </table:table-cell>
          <table:table-cell table:style-name="ce5" office:value-type="float" office:value="0.142566666666667" calcext:value-type="float">
            <text:p>0.14256666666666700000</text:p>
          </table:table-cell>
          <table:table-cell table:style-name="ce5" office:value-type="float" office:value="0.00416666666666667" calcext:value-type="float">
            <text:p>0.00416666666666667000</text:p>
          </table:table-cell>
          <table:table-cell table:style-name="ce5" office:value-type="float" office:value="0.0163333333333333" calcext:value-type="float">
            <text:p>0.01633333333333330000</text:p>
          </table:table-cell>
          <table:table-cell table:style-name="ce5" office:value-type="float" office:value="1.04003333333333" calcext:value-type="float">
            <text:p>1.04003333333333000000</text:p>
          </table:table-cell>
          <table:table-cell table:style-name="ce5" office:value-type="float" office:value="0.589566666666667" calcext:value-type="float">
            <text:p>0.58956666666666700000</text:p>
          </table:table-cell>
          <table:table-cell table:style-name="ce5" office:value-type="float" office:value="5.0771" calcext:value-type="float">
            <text:p>5.07710000000000000000</text:p>
          </table:table-cell>
          <table:table-cell table:style-name="ce5" office:value-type="float" office:value="0.621733333333333" calcext:value-type="float">
            <text:p>0.62173333333333300000</text:p>
          </table:table-cell>
          <table:table-cell table:style-name="ce5" office:value-type="float" office:value="0.0215" calcext:value-type="float">
            <text:p>0.02150000000000000000</text:p>
          </table:table-cell>
          <table:table-cell table:style-name="ce5" office:value-type="float" office:value="0.00486666666666667" calcext:value-type="float">
            <text:p>0.00486666666666667000</text:p>
          </table:table-cell>
          <table:table-cell table:style-name="ce5" office:value-type="float" office:value="0.00643333333333333" calcext:value-type="float">
            <text:p>0.00643333333333333000</text:p>
          </table:table-cell>
          <table:table-cell table:style-name="ce5" office:value-type="float" office:value="0.0673" calcext:value-type="float">
            <text:p>0.06730000000000000000</text:p>
          </table:table-cell>
          <table:table-cell table:style-name="ce5" office:value-type="float" office:value="0.00513333333333333" calcext:value-type="float">
            <text:p>0.00513333333333333000</text:p>
          </table:table-cell>
          <table:table-cell table:style-name="ce5" office:value-type="float" office:value="0.207433333333333" calcext:value-type="float">
            <text:p>0.20743333333333300000</text:p>
          </table:table-cell>
          <table:table-cell table:style-name="ce5" office:value-type="float" office:value="0.00513333333333333" calcext:value-type="float">
            <text:p>0.00513333333333333000</text:p>
          </table:table-cell>
          <table:table-cell table:style-name="ce5" office:value-type="float" office:value="0.0135" calcext:value-type="float">
            <text:p>0.01350000000000000000</text:p>
          </table:table-cell>
          <table:table-cell table:style-name="ce5" office:value-type="float" office:value="1.25623333333333" calcext:value-type="float">
            <text:p>1.25623333333333000000</text:p>
          </table:table-cell>
          <table:table-cell table:style-name="ce5" office:value-type="float" office:value="0.0231" calcext:value-type="float">
            <text:p>0.02310000000000000000</text:p>
          </table:table-cell>
          <table:table-cell table:style-name="ce5" office:value-type="float" office:value="0.00816666666666667" calcext:value-type="float">
            <text:p>0.00816666666666667000</text:p>
          </table:table-cell>
          <table:table-cell table:style-name="ce5" office:value-type="float" office:value="0.098" calcext:value-type="float">
            <text:p>0.09800000000000000000</text:p>
          </table:table-cell>
          <table:table-cell table:style-name="ce5" office:value-type="float" office:value="0.0148" calcext:value-type="float">
            <text:p>0.01480000000000000000</text:p>
          </table:table-cell>
          <table:table-cell table:style-name="ce5" office:value-type="float" office:value="0.0088" calcext:value-type="float">
            <text:p>0.00880000000000000000</text:p>
          </table:table-cell>
          <table:table-cell table:style-name="ce5" office:value-type="float" office:value="2.51753333333333" calcext:value-type="float">
            <text:p>2.51753333333333000000</text:p>
          </table:table-cell>
          <table:table-cell table:style-name="ce5" office:value-type="float" office:value="1.55513333333333" calcext:value-type="float">
            <text:p>1.55513333333333000000</text:p>
          </table:table-cell>
          <table:table-cell table:style-name="ce5" office:value-type="float" office:value="0.00756666666666667" calcext:value-type="float">
            <text:p>0.00756666666666667000</text:p>
          </table:table-cell>
          <table:table-cell table:number-columns-repeated="990"/>
        </table:table-row>
        <table:table-row table:style-name="ro2" table:number-rows-repeated="1048556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20121" number:language="en" number:country="US">
      <number:number number:decimal-places="20" loext:min-decimal-places="2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25:57.929584253</meta:creation-date>
    <dc:date>2018-01-29T10:33:26.428028103</dc:date>
    <meta:editing-duration>PT7M28S</meta:editing-duration>
    <meta:editing-cycles>1</meta:editing-cycles>
    <meta:document-statistic meta:table-count="1" meta:cell-count="531" meta:object-count="0"/>
    <meta:generator>LibreOffice/5.1.6.2$Linux_X86_64 LibreOffice_project/10m0$Build-2</meta:generator>
  </office:meta>
</office:document-meta>
</file>